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5267e9" officeooo:paragraph-rsid="00dfa5b9"/>
    </style:style>
    <style:style style:name="P2" style:family="paragraph" style:parent-style-name="Standard">
      <style:text-properties fo:font-size="18pt" fo:font-weight="bold" officeooo:rsid="00509dd3" officeooo:paragraph-rsid="00dfa5b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officeooo:rsid="00de7d0e" officeooo:paragraph-rsid="00dfa5b9" style:font-size-asian="18pt" style:font-weight-asian="bold" style:font-size-complex="18pt" style:font-weight-complex="bold"/>
    </style:style>
    <style:style style:name="P4" style:family="paragraph" style:parent-style-name="Standard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fo:font-weight="bold" officeooo:paragraph-rsid="00de7d0e"/>
    </style:style>
    <style:style style:name="P6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f07644" officeooo:paragraph-rsid="00f07644" style:font-size-asian="18pt" style:font-weight-asian="bold" style:font-size-complex="18pt" style:font-weight-complex="bold"/>
    </style:style>
    <style:style style:name="P9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c5f786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margin-left="0cm" fo:margin-right="0cm" fo:text-indent="0cm" style:auto-text-indent="false"/>
      <style:text-properties fo:font-size="18pt" fo:font-weight="bold" officeooo:paragraph-rsid="00c5f786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e9c27f" officeooo:paragraph-rsid="00ea06c0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e9c27f" officeooo:paragraph-rsid="00eedd38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e9c27f" officeooo:paragraph-rsid="00f07644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e9c27f" officeooo:paragraph-rsid="00f13b80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7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8c364e" style:font-weight-asian="bold" style:font-weight-complex="bold"/>
    </style:style>
    <style:style style:name="P18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ebf51d" officeooo:paragraph-rsid="00ebf51d" style:font-size-asian="18pt" style:font-weight-asian="bold" style:font-size-complex="18pt" style:font-weight-complex="bold"/>
    </style:style>
    <style:style style:name="P19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f1f8b3" officeooo:paragraph-rsid="00f1f8b3" style:font-size-asian="18pt" style:font-weight-asian="bold" style:font-size-complex="18pt" style:font-weight-complex="bold"/>
    </style:style>
    <style:style style:name="P20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15bed2" style:font-size-asian="18pt" style:font-weight-asian="bold" style:font-size-complex="18pt" style:font-weight-complex="bold"/>
    </style:style>
    <style:style style:name="T3" style:family="text">
      <style:text-properties fo:font-size="18pt" officeooo:rsid="00509dd3" style:font-size-asian="18pt" style:font-weight-asian="bold" style:font-size-complex="18pt" style:font-weight-complex="bold"/>
    </style:style>
    <style:style style:name="T4" style:family="text">
      <style:text-properties fo:font-size="18pt" officeooo:rsid="00de7d0e" style:font-size-asian="18pt" style:font-weight-asian="bold" style:font-size-complex="18pt" style:font-weight-complex="bold"/>
    </style:style>
    <style:style style:name="T5" style:family="text">
      <style:text-properties fo:font-size="18pt" officeooo:rsid="00dfa5b9" style:font-size-asian="18pt" style:font-weight-asian="bold" style:font-size-complex="18pt" style:font-weight-complex="bold"/>
    </style:style>
    <style:style style:name="T6" style:family="text">
      <style:text-properties fo:font-size="18pt" officeooo:rsid="00e10eb6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fo:color="#000000" fo:letter-spacing="normal" fo:font-style="normal" officeooo:rsid="003c4594"/>
    </style:style>
    <style:style style:name="T9" style:family="text">
      <style:text-properties fo:font-variant="normal" fo:text-transform="none" fo:color="#000000" fo:letter-spacing="normal" fo:font-style="normal" officeooo:rsid="00da1463"/>
    </style:style>
    <style:style style:name="T10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11" style:family="text">
      <style:text-properties fo:font-variant="normal" fo:text-transform="none" fo:color="#000000" fo:font-size="18pt" fo:letter-spacing="normal" fo:font-style="normal" officeooo:rsid="00dae4c5" style:font-size-asian="18pt" style:font-size-complex="18pt"/>
    </style:style>
    <style:style style:name="T12" style:family="text">
      <style:text-properties fo:font-variant="normal" fo:text-transform="none" fo:color="#000000" fo:font-size="18pt" fo:letter-spacing="normal" fo:font-style="normal" officeooo:rsid="00dc915a" style:font-size-asian="18pt" style:font-size-complex="18pt"/>
    </style:style>
    <style:style style:name="T13" style:family="text">
      <style:text-properties fo:font-variant="normal" fo:text-transform="none" fo:color="#000000" fo:font-size="18pt" fo:letter-spacing="normal" fo:font-style="normal" officeooo:rsid="00dd14c1" style:font-size-asian="18pt" style:font-size-complex="18pt"/>
    </style:style>
    <style:style style:name="T14" style:family="text">
      <style:text-properties fo:font-variant="normal" fo:text-transform="none" fo:color="#0066cc" fo:letter-spacing="normal" fo:font-style="normal" officeooo:rsid="00ad25aa"/>
    </style:style>
    <style:style style:name="T15" style:family="text">
      <style:text-properties fo:font-variant="normal" fo:text-transform="none" fo:color="#0066cc" fo:letter-spacing="normal" fo:font-style="normal" officeooo:rsid="00e9c27f"/>
    </style:style>
    <style:style style:name="T16" style:family="text">
      <style:text-properties officeooo:rsid="002a6821"/>
    </style:style>
    <style:style style:name="T17" style:family="text">
      <style:text-properties officeooo:rsid="00551f18"/>
    </style:style>
    <style:style style:name="T18" style:family="text">
      <style:text-properties fo:color="#000000" fo:font-size="18pt" style:font-size-asian="18pt" style:font-size-complex="18pt"/>
    </style:style>
    <style:style style:name="T19" style:family="text">
      <style:text-properties fo:color="#ff0000" officeooo:rsid="00c063df"/>
    </style:style>
    <style:style style:name="T20" style:family="text">
      <style:text-properties fo:color="#ff0000" officeooo:rsid="00d61370"/>
    </style:style>
    <style:style style:name="T21" style:family="text">
      <style:text-properties fo:color="#ff0000" officeooo:rsid="00d817bd"/>
    </style:style>
    <style:style style:name="T22" style:family="text">
      <style:text-properties fo:color="#ff0000" officeooo:rsid="00e944b7"/>
    </style:style>
    <style:style style:name="T23" style:family="text">
      <style:text-properties fo:color="#ff0000" officeooo:rsid="00f356b0"/>
    </style:style>
    <style:style style:name="T24" style:family="text">
      <style:text-properties officeooo:rsid="00d98e39"/>
    </style:style>
    <style:style style:name="T25" style:family="text">
      <style:text-properties fo:color="#ff00cc" fo:font-size="18pt" officeooo:rsid="00de7d0e" style:font-size-asian="18pt" style:font-weight-asian="bold" style:font-size-complex="18pt" style:font-weight-complex="bold"/>
    </style:style>
    <style:style style:name="T26" style:family="text">
      <style:text-properties fo:color="#ff00cc" fo:font-size="18pt" officeooo:rsid="00dd14c1" style:font-size-asian="18pt" style:font-weight-asian="bold" style:font-size-complex="18pt" style:font-weight-complex="bold"/>
    </style:style>
    <style:style style:name="T27" style:family="text">
      <style:text-properties fo:color="#ff00cc" fo:font-size="18pt" officeooo:rsid="00e10eb6" style:font-size-asian="18pt" style:font-weight-asian="bold" style:font-size-complex="18pt" style:font-weight-complex="bold"/>
    </style:style>
    <style:style style:name="T28" style:family="text">
      <style:text-properties officeooo:rsid="00eca7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6">P</text:span>lan piosenek <text:span text:style-name="T17">2014.02.11.</text:span></text:p>
      <text:p text:style-name="P7">#<text:span text:style-name="T24"># Lista rezerwowa: </text:span><text:span text:style-name="T20">ktos inny obstawia, w</text:span><text:span text:style-name="T21">pp</text:span><text:span text:style-name="T20"> </text:span><text:span text:style-name="T19">będzie bombowo </text:span><text:span text:style-name="T20">na </text:span><text:span text:style-name="T23">30</text:span><text:span text:style-name="T20"> %</text:span><text:span text:style-name="T19"> </text:span>#<text:span text:style-name="T24">#</text:span></text:p>
      <text:list xml:id="list2569663335634755997" text:style-name="L1">
        <text:list-header>
          <text:p text:style-name="P9"><text:span text:style-name="T8">1. <text:s/></text:span><text:span text:style-name="T9">Jak ożywczy deszcz</text:span></text:p>
          <text:p text:style-name="P10"><text:span text:style-name="T15">chyba jak pisze</text:span><text:span text:style-name="T14"> </text:span></text:p>
          <text:p text:style-name="P11"/>
          <text:p text:style-name="P16"><text:span text:style-name="T10">2. <text:s/></text:span><text:span text:style-name="T11">Alleluja, niech zabrzmi chwała Panu w niebiosach</text:span></text:p>
        </text:list-header>
      </text:list>
      <text:p text:style-name="P12">chyba jak pisze</text:p>
      <text:p text:style-name="P4"/>
      <text:list xml:id="list122125028141508" text:continue-numbering="true" text:style-name="L1">
        <text:list-header>
          <text:p text:style-name="P17"><text:span text:style-name="T7">3</text:span><text:span text:style-name="T18">. <text:s/></text:span><text:span text:style-name="T12">Jezus jest </text:span><text:span text:style-name="T13">K</text:span><text:span text:style-name="T12">rólem</text:span></text:p>
          <text:p text:style-name="P18">w miarę jak pisze -&gt; da się parserem <text:span text:style-name="T28">po pierwszym wyrazie</text:span></text:p>
          <text:p text:style-name="P19"><text:span text:style-name="T28">( </text:span>zawsze wracać na slajd 1)</text:p>
          <text:p text:style-name="P20"/>
        </text:list-header>
      </text:list>
      <text:p text:style-name="P5"><text:span text:style-name="T2">4</text:span><text:span text:style-name="T1">. <text:s/></text:span><text:span text:style-name="T26">Wszystko mam w Tobie</text:span></text:p>
      <text:p text:style-name="P13">chyba jak pisze</text:p>
      <text:p text:style-name="P2"/>
      <text:p text:style-name="P1"><text:span text:style-name="T3">5. </text:span><text:span text:style-name="T25">Pragniemy być w Twej chwale</text:span></text:p>
      <text:p text:style-name="P8">bezpieczna</text:p>
      <text:p text:style-name="P2"/>
      <text:p text:style-name="P1"><text:span text:style-name="T5">6</text:span><text:span text:style-name="T3">. </text:span><text:span text:style-name="T4">P</text:span><text:span text:style-name="T6">owietrzem moim jest</text:span></text:p>
      <text:p text:style-name="P14">chyba jak pisze</text:p>
      <text:p text:style-name="P2"/>
      <text:p text:style-name="P1"><text:span text:style-name="T5">7</text:span><text:span text:style-name="T3">. </text:span><text:span text:style-name="T27">Każdy wschód słońca</text:span></text:p>
      <text:p text:style-name="P15">chyba jak pisze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7M28S</meta:editing-duration>
    <meta:editing-cycles>257</meta:editing-cycles>
    <meta:generator>LibreOffice/4.1.2.3$Windows_x86 LibreOffice_project/40b2d7fde7e8d2d7bc5a449dc65df4d08a7dd38</meta:generator>
    <dc:date>2014-02-09T12:21:24.979000000</dc:date>
    <meta:document-statistic meta:table-count="0" meta:image-count="0" meta:object-count="0" meta:page-count="1" meta:paragraph-count="17" meta:word-count="84" meta:character-count="458" meta:non-whitespace-character-count="386"/>
    <meta:user-defined meta:name="Info 1"/>
    <meta:user-defined meta:name="Info 2"/>
    <meta:user-defined meta:name="Info 3"/>
    <meta:user-defined meta:name="Info 4"/>
  </office:meta>
</office:document-meta>
</file>